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5pt" fo:language="pt" fo:country="BR" fo:font-weight="bold" officeooo:rsid="000b6804" officeooo:paragraph-rsid="000b6804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5pt" fo:language="pt" fo:country="BR" fo:font-weight="normal" officeooo:rsid="000b6804" officeooo:paragraph-rsid="000b6804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5pt" fo:language="pt" fo:country="BR" fo:font-weight="normal" officeooo:rsid="000c94c9" officeooo:paragraph-rsid="000c94c9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5pt" fo:language="pt" fo:country="BR" fo:font-weight="normal" officeooo:rsid="000e20cf" officeooo:paragraph-rsid="000e20cf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5pt" fo:language="pt" fo:country="BR" fo:font-weight="normal" officeooo:rsid="000f39dc" officeooo:paragraph-rsid="000f39dc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5pt" fo:language="pt" fo:country="BR" fo:font-weight="normal" officeooo:rsid="00111802" officeooo:paragraph-rsid="00111802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5pt" fo:language="pt" fo:country="BR" fo:font-weight="normal" officeooo:rsid="00111802" officeooo:paragraph-rsid="0012a93d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5pt" fo:language="pt" fo:country="BR" fo:font-weight="normal" officeooo:rsid="001490f8" officeooo:paragraph-rsid="001490f8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5pt" fo:language="pt" fo:country="BR" fo:font-weight="normal" officeooo:rsid="00157342" officeooo:paragraph-rsid="00157342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5pt" fo:language="pt" fo:country="BR" fo:font-weight="normal" officeooo:rsid="001642d4" officeooo:paragraph-rsid="001642d4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5pt" fo:language="pt" fo:country="BR" fo:font-weight="normal" officeooo:rsid="00175aad" officeooo:paragraph-rsid="00175aad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5pt" fo:language="pt" fo:country="BR" fo:font-weight="normal" officeooo:rsid="0012a93d" officeooo:paragraph-rsid="0012a93d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5pt" fo:language="pt" fo:country="BR" fo:font-weight="normal" officeooo:rsid="003302a7" officeooo:paragraph-rsid="003302a7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25pt" fo:language="pt" fo:country="BR" fo:font-weight="bold" officeooo:rsid="000b6804" officeooo:paragraph-rsid="000b6804" style:font-size-asian="25pt" style:font-weight-asian="bold" style:font-size-complex="25pt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31ccd1"/>
    </style:style>
    <style:style style:name="P16" style:family="paragraph" style:parent-style-name="Standard">
      <style:paragraph-properties fo:text-align="start" style:justify-single-word="false"/>
      <style:text-properties fo:color="#ff0000" style:font-name="Times New Roman" fo:font-size="15pt" fo:language="pt" fo:country="BR" fo:font-weight="bold" officeooo:rsid="001642d4" officeooo:paragraph-rsid="001642d4" style:font-size-asian="15pt" style:font-weight-asian="bold" style:font-size-complex="15pt" style:font-weight-complex="bold"/>
    </style:style>
    <style:style style:name="P17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1db988" officeooo:paragraph-rsid="001db988" style:font-size-asian="15pt" style:font-weight-asian="normal" style:font-size-complex="15pt" style:font-weight-complex="normal"/>
    </style:style>
    <style:style style:name="P18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175aad" officeooo:paragraph-rsid="00175aad" style:font-size-asian="15pt" style:font-weight-asian="normal" style:font-size-complex="15pt" style:font-weight-complex="normal"/>
    </style:style>
    <style:style style:name="P19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1a0472" officeooo:paragraph-rsid="001a0472" style:font-size-asian="15pt" style:font-weight-asian="normal" style:font-size-complex="15pt" style:font-weight-complex="normal"/>
    </style:style>
    <style:style style:name="P20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1b0117" officeooo:paragraph-rsid="001b0117" style:font-size-asian="15pt" style:font-weight-asian="normal" style:font-size-complex="15pt" style:font-weight-complex="normal"/>
    </style:style>
    <style:style style:name="P21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1be961" officeooo:paragraph-rsid="001be961" style:font-size-asian="15pt" style:font-weight-asian="normal" style:font-size-complex="15pt" style:font-weight-complex="normal"/>
    </style:style>
    <style:style style:name="P22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1c2288" officeooo:paragraph-rsid="001c2288" style:font-size-asian="15pt" style:font-weight-asian="normal" style:font-size-complex="15pt" style:font-weight-complex="normal"/>
    </style:style>
    <style:style style:name="P23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1f8be1" officeooo:paragraph-rsid="001f8be1" style:font-size-asian="15pt" style:font-weight-asian="normal" style:font-size-complex="15pt" style:font-weight-complex="normal"/>
    </style:style>
    <style:style style:name="P24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20d4d8" officeooo:paragraph-rsid="0020d4d8" style:font-size-asian="15pt" style:font-weight-asian="normal" style:font-size-complex="15pt" style:font-weight-complex="normal"/>
    </style:style>
    <style:style style:name="P25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21a6e6" officeooo:paragraph-rsid="0021a6e6" style:font-size-asian="15pt" style:font-weight-asian="normal" style:font-size-complex="15pt" style:font-weight-complex="normal"/>
    </style:style>
    <style:style style:name="P26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241bd1" officeooo:paragraph-rsid="00241bd1" style:font-size-asian="15pt" style:font-weight-asian="normal" style:font-size-complex="15pt" style:font-weight-complex="normal"/>
    </style:style>
    <style:style style:name="P27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25fe78" officeooo:paragraph-rsid="0025fe78" style:font-size-asian="15pt" style:font-weight-asian="normal" style:font-size-complex="15pt" style:font-weight-complex="normal"/>
    </style:style>
    <style:style style:name="P28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265df0" officeooo:paragraph-rsid="00265df0" style:font-size-asian="15pt" style:font-weight-asian="normal" style:font-size-complex="15pt" style:font-weight-complex="normal"/>
    </style:style>
    <style:style style:name="P29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26785c" officeooo:paragraph-rsid="0026785c" style:font-size-asian="15pt" style:font-weight-asian="normal" style:font-size-complex="15pt" style:font-weight-complex="normal"/>
    </style:style>
    <style:style style:name="P30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274ec5" officeooo:paragraph-rsid="00274ec5" style:font-size-asian="15pt" style:font-weight-asian="normal" style:font-size-complex="15pt" style:font-weight-complex="normal"/>
    </style:style>
    <style:style style:name="P31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28aa4d" officeooo:paragraph-rsid="0028aa4d" style:font-size-asian="15pt" style:font-weight-asian="normal" style:font-size-complex="15pt" style:font-weight-complex="normal"/>
    </style:style>
    <style:style style:name="P32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2a4e4c" officeooo:paragraph-rsid="002a4e4c" style:font-size-asian="15pt" style:font-weight-asian="normal" style:font-size-complex="15pt" style:font-weight-complex="normal"/>
    </style:style>
    <style:style style:name="P33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2cfd30" officeooo:paragraph-rsid="002cfd30" style:font-size-asian="15pt" style:font-weight-asian="normal" style:font-size-complex="15pt" style:font-weight-complex="normal"/>
    </style:style>
    <style:style style:name="P34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2d9a88" officeooo:paragraph-rsid="002d9a88" style:font-size-asian="15pt" style:font-weight-asian="normal" style:font-size-complex="15pt" style:font-weight-complex="normal"/>
    </style:style>
    <style:style style:name="P35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2de21c" officeooo:paragraph-rsid="002de21c" style:font-size-asian="15pt" style:font-weight-asian="normal" style:font-size-complex="15pt" style:font-weight-complex="normal"/>
    </style:style>
    <style:style style:name="P36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36e665" officeooo:paragraph-rsid="0036e665" style:font-size-asian="15pt" style:font-weight-asian="normal" style:font-size-complex="15pt" style:font-weight-complex="normal"/>
    </style:style>
    <style:style style:name="P37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39a4aa" officeooo:paragraph-rsid="0039a4aa" style:font-size-asian="15pt" style:font-weight-asian="normal" style:font-size-complex="15pt" style:font-weight-complex="normal"/>
    </style:style>
    <style:style style:name="P38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3c61bd" officeooo:paragraph-rsid="003c61bd" style:font-size-asian="15pt" style:font-weight-asian="normal" style:font-size-complex="15pt" style:font-weight-complex="normal"/>
    </style:style>
    <style:style style:name="P39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fo:color="#c9211e" style:font-name="Times New Roman" fo:font-size="15pt" fo:language="pt" fo:country="BR" fo:font-weight="bold" officeooo:rsid="0021a6e6" officeooo:paragraph-rsid="0021a6e6" style:font-size-asian="15pt" style:font-weight-asian="bold" style:font-size-complex="15pt" style:font-weight-complex="bold"/>
    </style:style>
    <style:style style:name="P40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fo:color="#c9211e" style:font-name="Times New Roman" fo:font-size="15pt" fo:language="pt" fo:country="BR" fo:font-weight="bold" officeooo:rsid="00241bd1" officeooo:paragraph-rsid="00241bd1" style:font-size-asian="15pt" style:font-weight-asian="bold" style:font-size-complex="15pt" style:font-weight-complex="bold"/>
    </style:style>
    <style:style style:name="P41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officeooo:paragraph-rsid="002de21c"/>
    </style:style>
    <style:style style:name="P42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style:font-name="Times New Roman" fo:font-size="15pt" fo:language="pt" fo:country="BR" fo:font-weight="normal" officeooo:rsid="00175aad" officeooo:paragraph-rsid="00175aad" style:font-size-asian="15pt" style:font-weight-asian="normal" style:font-size-complex="15pt" style:font-weight-complex="normal"/>
    </style:style>
    <style:style style:name="P43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352288" officeooo:paragraph-rsid="002de21c" style:font-size-asian="15pt" style:font-weight-asian="normal" style:font-size-complex="15pt" style:font-weight-complex="normal"/>
    </style:style>
    <style:style style:name="P44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39a4aa" officeooo:paragraph-rsid="0039a4aa" style:font-size-asian="15pt" style:font-weight-asian="normal" style:font-size-complex="15pt" style:font-weight-complex="normal"/>
    </style:style>
    <style:style style:name="P45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3e9d0a" officeooo:paragraph-rsid="003e9d0a" style:font-size-asian="15pt" style:font-weight-asian="normal" style:font-size-complex="15pt" style:font-weight-complex="normal"/>
    </style:style>
    <style:style style:name="P46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3f5047" officeooo:paragraph-rsid="003f5047" style:font-size-asian="15pt" style:font-weight-asian="normal" style:font-size-complex="15pt" style:font-weight-complex="normal"/>
    </style:style>
    <style:style style:name="P47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3fdc30" officeooo:paragraph-rsid="003fdc30" style:font-size-asian="15pt" style:font-weight-asian="normal" style:font-size-complex="15pt" style:font-weight-complex="normal"/>
    </style:style>
    <style:style style:name="P48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style:font-name="Times New Roman" fo:font-size="15pt" fo:language="pt" fo:country="BR" fo:font-weight="normal" officeooo:rsid="0040146d" officeooo:paragraph-rsid="0040146d" style:font-size-asian="15pt" style:font-weight-asian="normal" style:font-size-complex="15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size="15pt" fo:language="pt" fo:country="BR" fo:font-weight="bold" officeooo:rsid="000b6804" officeooo:paragraph-rsid="000b6804" style:font-size-asian="15pt" style:font-weight-asian="bold" style:font-size-complex="15pt" style:font-weight-complex="bold"/>
    </style:style>
    <style:style style:name="T1" style:family="text">
      <style:text-properties officeooo:rsid="000e20cf"/>
    </style:style>
    <style:style style:name="T2" style:family="text">
      <style:text-properties officeooo:rsid="00111802"/>
    </style:style>
    <style:style style:name="T3" style:family="text">
      <style:text-properties officeooo:rsid="0012a93d"/>
    </style:style>
    <style:style style:name="T4" style:family="text">
      <style:text-properties officeooo:rsid="0015734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57342" style:font-weight-asian="bold" style:font-weight-complex="bold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ff0000" fo:font-weight="bold" officeooo:rsid="0012a93d" style:font-weight-asian="bold" style:font-weight-complex="bold"/>
    </style:style>
    <style:style style:name="T9" style:family="text">
      <style:text-properties fo:color="#ff0000" fo:font-weight="bold" officeooo:rsid="00157342" style:font-weight-asian="bold" style:font-weight-complex="bold"/>
    </style:style>
    <style:style style:name="T10" style:family="text">
      <style:text-properties fo:color="#ff0000" style:font-name="Times New Roman" fo:font-size="15pt" fo:language="pt" fo:country="BR" fo:font-weight="bold" officeooo:rsid="0031ccd1" style:font-size-asian="15pt" style:font-weight-asian="bold" style:font-size-complex="15pt" style:font-weight-complex="bold"/>
    </style:style>
    <style:style style:name="T11" style:family="text">
      <style:text-properties officeooo:rsid="001f8be1"/>
    </style:style>
    <style:style style:name="T12" style:family="text">
      <style:text-properties officeooo:rsid="002195e6"/>
    </style:style>
    <style:style style:name="T13" style:family="text">
      <style:text-properties officeooo:rsid="0021a6e6"/>
    </style:style>
    <style:style style:name="T14" style:family="text">
      <style:text-properties officeooo:rsid="00241bd1"/>
    </style:style>
    <style:style style:name="T15" style:family="text">
      <style:text-properties fo:color="#c9211e" fo:font-weight="bold" style:font-weight-asian="bold" style:font-weight-complex="bold"/>
    </style:style>
    <style:style style:name="T16" style:family="text">
      <style:text-properties fo:color="#c9211e" fo:font-weight="bold" officeooo:rsid="0021a6e6" style:font-weight-asian="bold" style:font-weight-complex="bold"/>
    </style:style>
    <style:style style:name="T17" style:family="text">
      <style:text-properties fo:color="#c9211e" fo:font-weight="bold" officeooo:rsid="003c61bd" style:font-weight-asian="bold" style:font-weight-complex="bold"/>
    </style:style>
    <style:style style:name="T18" style:family="text">
      <style:text-properties fo:color="#c9211e" style:font-name="Times New Roman" fo:font-size="15pt" fo:language="pt" fo:country="BR" fo:font-weight="bold" officeooo:rsid="002de21c" style:font-size-asian="15pt" style:font-weight-asian="bold" style:font-size-complex="15pt" style:font-weight-complex="bold"/>
    </style:style>
    <style:style style:name="T19" style:family="text">
      <style:text-properties fo:color="#000000" style:font-name="Times New Roman" fo:font-size="15pt" fo:language="pt" fo:country="BR" fo:font-weight="normal" officeooo:rsid="0031ccd1" style:font-size-asian="15pt" style:font-weight-asian="normal" style:font-size-complex="15pt" style:font-weight-complex="normal"/>
    </style:style>
    <style:style style:name="T20" style:family="text">
      <style:text-properties officeooo:rsid="00339ab3"/>
    </style:style>
    <style:style style:name="T21" style:family="text">
      <style:text-properties style:font-name="Times New Roman" fo:font-size="15pt" fo:language="pt" fo:country="BR" fo:font-weight="normal" officeooo:rsid="002de21c" style:font-size-asian="15pt" style:font-weight-asian="normal" style:font-size-complex="15pt" style:font-weight-complex="normal"/>
    </style:style>
    <style:style style:name="T22" style:family="text">
      <style:text-properties style:font-name="Times New Roman" fo:font-size="15pt" fo:language="pt" fo:country="BR" fo:font-weight="normal" officeooo:rsid="00352288" style:font-size-asian="15pt" style:font-weight-asian="normal" style:font-size-complex="15pt" style:font-weight-complex="normal"/>
    </style:style>
    <style:style style:name="T23" style:family="text">
      <style:text-properties officeooo:rsid="004073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HTML</text:p>
      <text:p text:style-name="P1"/>
      <text:p text:style-name="P1"/>
      <text:p text:style-name="P1">u!H9*^Yx01A0lWtavTkO - <text:span text:style-name="T23">senha</text:span></text:p>
      <text:p text:style-name="P2">HTML é a estrutura de qualquer site, juntamente com o css e javascript.</text:p>
      <text:p text:style-name="P2"/>
      <text:p text:style-name="P2">Criando estruturas em HTML;</text:p>
      <text:p text:style-name="P2"/>
      <text:p text:style-name="P3"><text:span text:style-name="T7">&lt;XXX&gt;</text:span> - Abre uma tag.</text:p>
      <text:p text:style-name="P3"><text:span text:style-name="T7">&lt;/XXX&gt;</text:span> - Fecha a tag.</text:p>
      <text:p text:style-name="P4">CABEÇALHO</text:p>
      <text:p text:style-name="P3"><text:span text:style-name="T7">&lt;title&gt;</text:span> - Titulo da aba.</text:p>
      <text:p text:style-name="P3"><text:span text:style-name="T7">&lt;link&gt;</text:span> - insere um arquivo externo ao seu site, pode ser fechada na mesma tag.</text:p>
      <text:p text:style-name="P3"><text:span text:style-name="T7">&lt;script&gt;</text:span> - <text:s/>roda arquivos externos javascript’s.</text:p>
      <text:p text:style-name="P3"><text:span text:style-name="T7">&lt;style&gt;</text:span> - <text:s/>Define o estilo da pagina, usada para colocar css dentro do html.</text:p>
      <text:p text:style-name="P3"><text:span text:style-name="T7">&lt;meta&gt;</text:span> - <text:span text:style-name="T1">referencia informações do seu site, pode ser fechada na mesma tag.(metadados)</text:span></text:p>
      <text:p text:style-name="P4"><text:span text:style-name="T7">&lt;base href=https://www.meusite.com.br&gt;</text:span> - usa para dar base ai seu site. Fecha na mesma tag.</text:p>
      <text:p text:style-name="P3"/>
      <text:p text:style-name="P4">CONCEITO DE PARAGRAFOS</text:p>
      <text:p text:style-name="P4">Sempre dentro do <text:span text:style-name="T7">&lt;body&gt;&lt;/body&gt;</text:span>.</text:p>
      <text:p text:style-name="P4"><text:span text:style-name="T7">&lt;p&gt;</text:span> - sempre que querer fazer um paragrafo.</text:p>
      <text:p text:style-name="P4"><text:span text:style-name="T7">&lt;br/&gt;</text:span> - pula <text:s/>a linha</text:p>
      <text:p text:style-name="P4"><text:span text:style-name="T7">&lt;pre&gt;</text:span> - texto aparece como esta escrito no html, usado para poemas.</text:p>
      <text:p text:style-name="P4"/>
      <text:p text:style-name="P5">FORMATAÇÃO DE TEXTOS</text:p>
      <text:p text:style-name="P5">Dentro do <text:span text:style-name="T7">&lt;body&gt;…</text:span></text:p>
      <text:p text:style-name="P5"><text:span text:style-name="T7">&lt;b&gt;</text:span> ou <text:span text:style-name="T7">&lt;strong&gt;</text:span> - Coloca o texto em NEGRITO.</text:p>
      <text:p text:style-name="P5"><text:span text:style-name="T7">&lt;i&gt;</text:span> - Coloca o texto em ITALICO.</text:p>
      <text:p text:style-name="P5"><text:span text:style-name="T7">&lt;u&gt;</text:span> - Sublinha textos.</text:p>
      <text:p text:style-name="P5"><text:span text:style-name="T7">&lt;small&gt;</text:span> - deixa o padão do tamanho da letra para menor.</text:p>
      <text:p text:style-name="P5"><text:span text:style-name="T7">&lt;strike&gt;</text:span> - Risca o texto.</text:p>
      <text:p text:style-name="P5"><text:span text:style-name="T7">&lt;sub&gt; </text:span>- baixa levemente a letra ou texto.</text:p>
      <text:p text:style-name="P5"><text:span text:style-name="T7">&lt;sup&gt;</text:span> - levanta a letra ou texto.</text:p>
      <text:p text:style-name="P5"/>
      <text:p text:style-name="P5">LISTAS NÃO ORDENADAS</text:p>
      <text:p text:style-name="P5">Dentro do <text:span text:style-name="T7">&lt;body&gt;</text:span></text:p>
      <text:p text:style-name="P5"><text:span text:style-name="T7">&lt;ul&gt;</text:span> - Inicia uma lista <text:span text:style-name="T2">não ordenada</text:span></text:p>
      <text:p text:style-name="P5"><text:span text:style-name="T7">&lt;li&gt;</text:span> - Adiciona uma linha na lista</text:p>
      <text:p text:style-name="P5"><text:soft-page-break/><text:span text:style-name="T7">&lt;ul style=”list-style-type:circle” square ou disk&gt;</text:span> - estilos para cada item da lista.</text:p>
      <text:p text:style-name="P5"/>
      <text:p text:style-name="P6">LISTAS ORDENADAS</text:p>
      <text:p text:style-name="P6">Dentro de <text:span text:style-name="T7">&lt;body&gt;</text:span></text:p>
      <text:p text:style-name="P6"><text:span text:style-name="T7">&lt;ol&gt;</text:span> iniciar lista ordenada.</text:p>
      <text:p text:style-name="P6"><text:span text:style-name="T7">&lt;li&gt;</text:span> adiciona uma linha</text:p>
      <text:p text:style-name="P6"><text:span text:style-name="T7">&lt;ol type=”1”&gt; - &lt;ol type=”A”&gt; - &lt;ol type=”a”&gt; - &lt;ol type=”I”&gt; - &lt;ol type=”i”&gt;</text:span> - tipos de listas</text:p>
      <text:p text:style-name="P6"/>
      <text:p text:style-name="P12">IMAGENS</text:p>
      <text:p text:style-name="P7"/>
      <text:p text:style-name="P7"><text:span text:style-name="T7"><text:s/></text:span><text:span text:style-name="T8">&lt;img src=”localdaimagem” <text:s/>width=”200” height=”300” alt=”hehe” title=”hoho” /&gt;</text:span><text:span text:style-name="T3"> - tag se fecha automaticamente, tamanho das imagens é em pixes.</text:span></text:p>
      <text:p text:style-name="P8"><text:span text:style-name="T7">Alt=””</text:span> - Legenda oculta para a imagens.</text:p>
      <text:p text:style-name="P8"><text:span text:style-name="T7">title=””</text:span> - para quando colocar o mouse em cima da imagem.</text:p>
      <text:p text:style-name="P8"/>
      <text:p text:style-name="P8">Inserindo links,botões na pagina</text:p>
      <text:p text:style-name="P8"/>
      <text:p text:style-name="P8"><text:span text:style-name="T7">&lt;a href=”” </text:span><text:span text:style-name="T9">download</text:span><text:span text:style-name="T7">&gt;</text:span> - texto para o link com o link dentro do href, <text:span text:style-name="T4">quando quiser inserir um site colocar http//:. Colocando o atributo </text:span><text:span text:style-name="T6">download</text:span><text:span text:style-name="T4"> após o href ele ira baixar diretamente para o usuario.</text:span></text:p>
      <text:p text:style-name="P8"/>
      <text:p text:style-name="P9">Atributo <text:span text:style-name="T7">target=”_blank”</text:span> - abre o link em outra aba.</text:p>
      <text:p text:style-name="P9"/>
      <text:p text:style-name="P10">TABELAS</text:p>
      <text:p text:style-name="P10"/>
      <text:p text:style-name="P16">&lt;table width=”400” border=”1”&gt;</text:p>
      <text:p text:style-name="P15"><text:span text:style-name="T10">&lt;td&gt; </text:span><text:span text:style-name="T19">- Colunas dentro da tabela.</text:span></text:p>
      <text:p text:style-name="P10"><text:span text:style-name="T7">&lt;tr&gt; </text:span>- adiciona linhas a tabela.</text:p>
      <text:p text:style-name="P10"><text:span text:style-name="T7">&lt;td width=”xx”&gt;</text:span> - adiciona colunas a tabela, podendo ajustar a sua largura</text:p>
      <text:p text:style-name="P10"><text:span text:style-name="T7">&lt;td colspan=”X”&gt;</text:span> - Juntar duas colunas, de acordo com a quantidade de colunas q você vai juntar.</text:p>
      <text:p text:style-name="P13"><text:span text:style-name="T15">&lt;td rowspan=”X”&gt;</text:span> - <text:span text:style-name="T20">Junta duas ou mais linhas.</text:span></text:p>
      <text:p text:style-name="P11">Atributo <text:span text:style-name="T7">align=””</text:span> - Alinha o texto dentro da caixa, right, left, center.</text:p>
      <text:p text:style-name="P11"><text:span text:style-name="T7">Bgcolor=”#”</text:span> - muda a cor da linha ou da coluna, com cores hexadecimais.</text:p>
      <text:p text:style-name="P42">Para adiconar uma imagem no lugar de texto no <text:span text:style-name="T7">&lt;td&gt;</text:span>, adicione o <text:span text:style-name="T7">&lt;img src=””&gt;</text:span><text:span text:style-name="T5"> </text:span>e o local da imagem.</text:p>
      <text:p text:style-name="P18"/>
      <text:p text:style-name="P19">FORMULARIOS</text:p>
      <text:p text:style-name="P19"/>
      <text:p text:style-name="P19"><text:soft-page-break/><text:span text:style-name="T15">&lt;form&gt;</text:span> - Para criação de formularios</text:p>
      <text:p text:style-name="P19">Atributos:</text:p>
      <text:p text:style-name="P19"><text:span text:style-name="T15">method=”” </text:span>- POST ou GET, GET pega as informações e envia pelo link, POST envia internamente.</text:p>
      <text:p text:style-name="P19"><text:span text:style-name="T15">Action=””</text:span> - envia os dados para um determinado arquivo</text:p>
      <text:p text:style-name="P20"><text:span text:style-name="T15">&lt;input/&gt;</text:span> - Adiciona um campo para o usuario escrever.</text:p>
      <text:p text:style-name="P20">Atributos:</text:p>
      <text:p text:style-name="P20"><text:span text:style-name="T15">type=”text”</text:span> - Para o usuario escrever um texto.</text:p>
      <text:p text:style-name="P20"><text:span text:style-name="T15">type=”password”</text:span> - Usado para um campo de senha.</text:p>
      <text:p text:style-name="P20"><text:span text:style-name="T15">type=”radio”</text:span> - Para marcar opções</text:p>
      <text:p text:style-name="P20"><text:span text:style-name="T15">type=”checkbox”</text:span> - caixa para checargens, marcações</text:p>
      <text:p text:style-name="P20"><text:span text:style-name="T15">name=””</text:span> - coloca um nome para a linha</text:p>
      <text:p text:style-name="P20"><text:span text:style-name="T15">type=”submit”</text:span> - para enviar informações dos campos</text:p>
      <text:p text:style-name="P20"/>
      <text:p text:style-name="P20"><text:span text:style-name="T15">&lt;textarea&gt; </text:span>- Para digitar textos maiores.</text:p>
      <text:p text:style-name="P20"><text:span text:style-name="T15">&lt;select&gt;</text:span> - caixa para selecionar alguma opção</text:p>
      <text:p text:style-name="P20"><text:span text:style-name="T15">&lt;option&gt;</text:span> - opções da caixa seletora</text:p>
      <text:p text:style-name="P20">Atributos:</text:p>
      <text:p text:style-name="P20"><text:span text:style-name="T15">value=”X”</text:span> - determina oq sera enviado pela opção.</text:p>
      <text:p text:style-name="P20"/>
      <text:p text:style-name="P20"/>
      <text:p text:style-name="P21">IFRAME</text:p>
      <text:p text:style-name="P21"/>
      <text:p text:style-name="P22"><text:span text:style-name="T15">&lt;iframe&gt;</text:span> - Usado para abrir outras paginas em nossa própria pagina.</text:p>
      <text:p text:style-name="P22">Atributos:</text:p>
      <text:p text:style-name="P22"><text:span text:style-name="T15">src=””</text:span> - especifica qual pagina iera abrir no seu iframe</text:p>
      <text:p text:style-name="P22"><text:span text:style-name="T15">width=””</text:span> - determina o tamanho que ira ocupar na nossa pagina</text:p>
      <text:p text:style-name="P22"><text:span text:style-name="T15">height=””</text:span> - determina a altura</text:p>
      <text:p text:style-name="P22"><text:span text:style-name="T15">frameborder=”0”</text:span> - tira a borda do iframe</text:p>
      <text:p text:style-name="P22"/>
      <text:p text:style-name="P17">ACIONADORES DE EVENTOS (EX:ONCLICK)</text:p>
      <text:p text:style-name="P17"/>
      <text:p text:style-name="P17">Atributos:</text:p>
      <text:p text:style-name="P17"/>
      <text:p text:style-name="P17"><text:span text:style-name="T15">onclick=”alert(‘texto’)”</text:span> - quando alguém clicar em algo ex:imagem aparecera uma caixa com o seu texto</text:p>
      <text:p text:style-name="P17"><text:span text:style-name="T15">onmouseover=”alert(‘texto’)”</text:span> - quando passar o mouse em cima de algo</text:p>
      <text:p text:style-name="P17"><text:span text:style-name="T15">onmouseout=”alert(‘texto’)”</text:span> - quando o mouse sai de determinado lugar ex:imagem ou qualquer tipo de tag.</text:p>
      <text:p text:style-name="P17"/>
      <text:p text:style-name="P17"/>
      <text:p text:style-name="P17">O <text:span text:style-name="T11">QUE É O</text:span> CSS?</text:p>
      <text:p text:style-name="P17"><text:soft-page-break/></text:p>
      <text:p text:style-name="P17">Respons<text:span text:style-name="T11">a</text:span>vel por detalhar o style da sua pagina.</text:p>
      <text:p text:style-name="P17"/>
      <text:p text:style-name="P23">ADICIONADO O CSS EM SEU SITE</text:p>
      <text:p text:style-name="P17"/>
      <text:p text:style-name="P23"><text:span text:style-name="T15">&lt;h1 “color:red ou hexadecimal”</text:span> - criando uma head.</text:p>
      <text:p text:style-name="P23">Atributos:</text:p>
      <text:p text:style-name="P23"><text:span text:style-name="T15">style=”color:red;font-size:60px” - font-size:Xxpx</text:span> determina o tamanho da letra do texto</text:p>
      <text:p text:style-name="P23"><text:span text:style-name="T15">style=”background-color:red ou hexadecimal”</text:span> - muda a cor do fundo da pagina ou texto.</text:p>
      <text:p text:style-name="P23"/>
      <text:p text:style-name="P24">SELETORES CSS</text:p>
      <text:p text:style-name="P24"/>
      <text:p text:style-name="P24"><text:span text:style-name="T15">&lt;link href=”style.css” rel=”stylessheer” /&gt;</text:span> - Adiciona o diz ao site que é um arquivo de estilo</text:p>
      <text:p text:style-name="P24"><text:span text:style-name="T15"><text:s/></text:span><text:span text:style-name="T16">margin:0;</text:span><text:span text:style-name="T13"> - tira a margem da pagina</text:span></text:p>
      <text:p text:style-name="P24">Exemplo na pastas AULAS <text:span text:style-name="T12">style.css</text:span></text:p>
      <text:p text:style-name="P24"/>
      <text:p text:style-name="P25">TAG’S DIV E SPAN</text:p>
      <text:p text:style-name="P25"/>
      <text:p text:style-name="P25"><text:span text:style-name="T15">&lt;div&gt;</text:span> - é um bloco de texto, <text:span text:style-name="T14">sendo uma linha atras da outra</text:span></text:p>
      <text:p text:style-name="P25">Atributos:</text:p>
      <text:p text:style-name="P39">class=””</text:p>
      <text:p text:style-name="P26"><text:span text:style-name="T15">&lt;span&gt;</text:span> - funciona de acordo com o texto não a caixa</text:p>
      <text:p text:style-name="P26">Atributos:</text:p>
      <text:p text:style-name="P40">class=””</text:p>
      <text:p text:style-name="P28">EX: divespan.php e style1.css</text:p>
      <text:p text:style-name="P27"/>
      <text:p text:style-name="P27">SETOR MULTIPO</text:p>
      <text:p text:style-name="P27"/>
      <text:p text:style-name="P28">Usando div, span, p {}, você não tem a necessidade de adicionar o mesmo codigo para realizar a mesma tarefa nos 3 no caso do exemplo que a cor deve ser azul em todos você utiliza desse codigo para ter a mesma cor em todo sem precisar adicional um codigo para cada um, vide ex: setoresmultiplos.php e style3.css</text:p>
      <text:p text:style-name="P28"/>
      <text:p text:style-name="P29">BORDAS</text:p>
      <text:p text:style-name="P29"/>
      <text:p text:style-name="P30">Usado dentro do css para fazer bordas usando border:XXpx tipo de borda(solid, detted, dashed) e cor. (EX: bordas.php e style4.css)</text:p>
      <text:p text:style-name="P30"/>
      <text:p text:style-name="P30"><text:span text:style-name="T15">border-radius:XXpx</text:span>; - usado para arredondar as bordas</text:p>
      <text:p text:style-name="P30"><text:soft-page-break/></text:p>
      <text:p text:style-name="P31">Pode ser usando em praticamente qualquer elemento.</text:p>
      <text:p text:style-name="P31"/>
      <text:p text:style-name="P31">SELETOR INTERNO</text:p>
      <text:p text:style-name="P31"/>
      <text:p text:style-name="P32"><text:span text:style-name="T15">Vide EX:</text:span> seletores.php e style5.css</text:p>
      <text:p text:style-name="P32"/>
      <text:p text:style-name="P33">SELETORES POR HERANÇA</text:p>
      <text:p text:style-name="P33"/>
      <text:p text:style-name="P33"><text:span text:style-name="T15">Vide Ex:</text:span> seletoresporheranca.php e style6.css</text:p>
      <text:p text:style-name="P33"/>
      <text:p text:style-name="P34">SELETORES ADIACENTES</text:p>
      <text:p text:style-name="P34"/>
      <text:p text:style-name="P34"><text:span text:style-name="T15">Vide Ex:</text:span> seletoresadiacentes.php e style7.css</text:p>
      <text:p text:style-name="P34"/>
      <text:p text:style-name="P34">SELETORES HOVER</text:p>
      <text:p text:style-name="P34"/>
      <text:p text:style-name="P41"><text:span text:style-name="T18">Vide Ex:</text:span><text:span text:style-name="T21"> </text:span><text:span text:style-name="T22">menu simples</text:span></text:p>
      <text:p text:style-name="P43"/>
      <text:p text:style-name="P43"/>
      <text:p text:style-name="P35"/>
      <text:p text:style-name="P36">POSITION</text:p>
      <text:p text:style-name="P36"/>
      <text:p text:style-name="P36">Ajusta um item especifico na pagina usando no CSS.</text:p>
      <text:p text:style-name="P36"/>
      <text:p text:style-name="P36"><text:span text:style-name="T15">class=””</text:span> - para nomear suas div’s.</text:p>
      <text:p text:style-name="P36"><text:span text:style-name="T15">position:static;</text:span> - mantem ela parada.</text:p>
      <text:p text:style-name="P36"><text:span text:style-name="T15">position:absolute;</text:span> - faz o item ficar acima da pagina, “flutuando”, para pocisionar o item pode usar left, right, top, bottom em px, em relação a pagina.</text:p>
      <text:p text:style-name="P36"><text:span text:style-name="T15">position:fi</text:span><text:span text:style-name="T17">xed</text:span><text:span text:style-name="T15">;</text:span> - mantem o item fixo na pagina fazendo andar com a barra de rolagem, tambem usa o mesmo jeito para posicionar mas em relação ao navegador</text:p>
      <text:p text:style-name="P37"><text:span text:style-name="T15">position:relative;</text:span> - ajusta a profundidade do item.</text:p>
      <text:p text:style-name="P37"/>
      <text:p text:style-name="P37">DISPLAY</text:p>
      <text:p text:style-name="P37"/>
      <text:p text:style-name="P37"><text:span text:style-name="T15">display:none;</text:span> - retira um item da tela.</text:p>
      <text:p text:style-name="P37"><text:span text:style-name="T15">display:block;</text:span> - faz um bloco para um item como funciona uma div.</text:p>
      <text:p text:style-name="P37"><text:span text:style-name="T15">display:inline;</text:span> - transforma item em span.</text:p>
      <text:p text:style-name="P37"><text:span text:style-name="T15">display:inline-block;</text:span> - tem as propriedades de span mas mantendo o bloco.</text:p>
      <text:p text:style-name="P37"/>
      <text:p text:style-name="P37"/>
      <text:p text:style-name="P45"><text:soft-page-break/>Formatando textos CSS</text:p>
      <text:p text:style-name="P45"/>
      <text:p text:style-name="P45">font-family – você escolhe a fonte do seu texto</text:p>
      <text:p text:style-name="P46">font-weight – espessura do negrito, dependendo se a fonte tem suporte para tal, caso não você usa bold ou normal.</text:p>
      <text:p text:style-name="P46">text-align – alinha textos na pagina ou dentro de uma div.</text:p>
      <text:p text:style-name="P46">text-transform – uppercase todas as letras maiuscolas e lowercase todas as letras minuscolas.</text:p>
      <text:p text:style-name="P46">Text-decoration – underline msublinha o texto.</text:p>
      <text:p text:style-name="P45"/>
      <text:p text:style-name="P47">Box model</text:p>
      <text:p text:style-name="P47"/>
      <text:p text:style-name="P48">margin:auto; - centraliza toda a div automaticamente.</text:p>
      <text:p text:style-name="P47"/>
      <text:p text:style-name="P37"/>
      <text:p text:style-name="P38"/>
      <text:p text:style-name="P36"/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9T22:00:19.433000000</meta:creation-date>
    <meta:editing-duration>PT7H19M42S</meta:editing-duration>
    <meta:editing-cycles>24</meta:editing-cycles>
    <meta:generator>LibreOffice/6.4.5.2$Windows_X86_64 LibreOffice_project/a726b36747cf2001e06b58ad5db1aa3a9a1872d6</meta:generator>
    <dc:date>2020-10-26T21:13:07.442000000</dc:date>
    <meta:document-statistic meta:table-count="0" meta:image-count="0" meta:object-count="0" meta:page-count="6" meta:paragraph-count="137" meta:word-count="1061" meta:character-count="6427" meta:non-whitespace-character-count="5492"/>
  </office:meta>
</office:document-meta>
</file>